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6ba60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6ba60"/>
    </style:style>
    <style:style style:name="P3" style:family="paragraph" style:parent-style-name="Standard">
      <style:paragraph-properties fo:text-align="center" style:justify-single-word="false" fo:break-before="page" style:writing-mode="lr-tb"/>
      <style:text-properties officeooo:paragraph-rsid="0006ba60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0pt" officeooo:paragraph-rsid="0006ba60" style:font-size-asian="10pt" style:font-size-complex="10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1pt" officeooo:paragraph-rsid="0006ba60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officeooo:paragraph-rsid="0006ba60" style:font-size-asian="12pt" style:font-size-complex="12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3pt" officeooo:paragraph-rsid="0006ba60" style:font-size-asian="13pt" style:font-size-complex="13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3pt" officeooo:paragraph-rsid="0006ba60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TP – TRANSITION STATE MODEL</text:p>
      <text:p text:style-name="P1"/>
      <text:p text:style-name="P2">FIG. 1 — System Architecture (block diagram) </text:p>
      <text:p text:style-name="P2"/>
      <text:p text:style-name="P1"><text:s text:c="27"/>+------------------+<text:line-break/> Asset (100) --&gt; | State Transition |--&gt; Commitment (210)<text:line-break/> <text:s text:c="26"/>| <text:s text:c="3"/>Engine (110) <text:s/>|<text:line-break/> <text:s text:c="27"/>+------------------+<text:line-break/> <text:s text:c="30"/>|<text:line-break/> <text:s text:c="30"/>v<text:line-break/> <text:s text:c="16"/>+--------------------------------------+<text:line-break/> <text:s text:c="16"/>| Commitment Constructor (130) | <text:s text:c="29"/>|<text:line-break/> <text:s text:c="17"/>+-------------------------------------+<text:line-break/> <text:s text:c="26"/>|<text:line-break/> <text:s text:c="26"/>v<text:line-break/> <text:s text:c="16"/>+--------------------------------------+<text:line-break/> <text:s text:c="16"/>| Merkle <text:s/>Accumulator (140) <text:s text:c="7"/>| <text:s text:c="37"/>|<text:line-break/> <text:s text:c="16"/>+--------------------------------------+<text:line-break/> <text:s text:c="26"/>|<text:line-break/> <text:s text:c="26"/>v<text:line-break/> <text:s text:c="16"/>+--------------------------------------+<text:line-break/> <text:s text:c="16"/>| Root-Chain Logger <text:s/>(150) <text:s text:c="9"/>|<text:line-break/> <text:s text:c="16"/>+--------------------------------------+<text:line-break/> <text:s text:c="26"/>|<text:line-break/> <text:s text:c="26"/>v<text:line-break/> <text:s text:c="16"/>+--------------------------------------+<text:line-break/> <text:s text:c="16"/>| Anchor Interface (160) <text:s text:c="14"/>|<text:line-break/> <text:s text:c="16"/>+--------------------------------------+<text:line-break/> <text:s text:c="26"/>|<text:line-break/> <text:s text:c="26"/>v<text:line-break/> <text:s text:c="16"/>+--------------------------------------------+<text:line-break/> <text:s text:c="16"/>| Transition-State Receipt Store(190) <text:s text:c="2"/>|<text:line-break/> <text:s text:c="16"/>+--------------------------------------------+<text:line-break/> <text:s text:c="26"/>^<text:line-break/> <text:s text:c="26"/>|<text:line-break/> <text:s text:c="16"/>+---------------------------------+<text:line-break/> <text:s text:c="16"/>| Verification Module (120) <text:s text:c="2"/>|<text:line-break/> <text:s text:c="16"/>+---------------------------------+<text:line-break/></text:p>
      <text:p text:style-name="P1"/>
      <text:p text:style-name="P3">FIG. 2 — Transition-State Creation (sequence diagram) </text:p>
      <text:p text:style-name="P4" loext:marker-style-name="T1"/>
      <text:p text:style-name="P4" loext:marker-style-name="T1"/>
      <text:p text:style-name="P1" loext:marker-style-name="T2"><text:span text:style-name="T2">Client/Event <text:s text:c="2"/>Engine(110) <text:s/>Commit(130) <text:s/>Accum(140) <text:s/>Logger(150) <text:s/>Anchor(160) <text:s/>Store(190)</text:span></text:p>
      <text:p text:style-name="P1" loext:marker-style-name="T2"><text:span text:style-name="T2"><text:s text:c="4"/>| <text:s text:c="27"/>| <text:s text:c="23"/>| <text:s text:c="19"/>| <text:s text:c="21"/>| <text:s text:c="24"/>| <text:s text:c="21"/>|<text:line-break/> <text:s text:c="3"/>| detect_event <text:s text:c="6"/>| <text:s text:c="23"/>| <text:s text:c="19"/>| <text:s text:c="21"/>| <text:s text:c="24"/>| <text:s text:c="21"/>|<text:line-break/> <text:s text:c="3"/>|--------------------&gt;| <text:s text:c="22"/>| <text:s text:c="19"/>| <text:s text:c="21"/>| <text:s text:c="24"/>| <text:s text:c="21"/>|<text:line-break/> <text:s text:c="3"/>| <text:s text:c="15"/>| build_commit <text:s text:c="12"/>| <text:s text:c="19"/>| <text:s text:c="21"/>| <text:s text:c="24"/>| <text:s text:c="21"/>|<text:line-break/> <text:s text:c="3"/>| <text:s text:c="15"/>|--------------------------&gt;| <text:s text:c="19"/>| <text:s text:c="21"/>| <text:s text:c="24"/>| <text:s text:c="21"/>|<text:line-break/> <text:s text:c="3"/>| <text:s text:c="15"/>| <text:s text:c="12"/>| insert_leaf <text:s text:c="25"/>| <text:s text:c="21"/>| <text:s text:c="24"/>| <text:s text:c="21"/>|<text:line-break/> <text:s text:c="3"/>| <text:s text:c="15"/>| <text:s text:c="12"/>|------------------------------→| <text:s text:c="21"/>| <text:s text:c="24"/>| <text:s text:c="21"/>|<text:line-break/> <text:s text:c="3"/>| <text:s text:c="15"/>| <text:s text:c="12"/>| <text:s text:c="12"/>| compute_root <text:s text:c="29"/>| <text:s text:c="24"/>| <text:s text:c="21"/>|<text:line-break/> <text:s text:c="3"/>| <text:s text:c="15"/>| <text:s text:c="12"/>| <text:s text:c="12"/>|-------------------------------------→| <text:s text:c="24"/>| <text:s text:c="21"/>|<text:line-break/> <text:s text:c="3"/>| <text:s text:c="15"/>| <text:s text:c="12"/>| <text:s text:c="12"/>| <text:s text:c="12"/>| extend_chain <text:s text:c="42"/>| <text:s text:c="21"/>|<text:line-break/> <text:s text:c="3"/>| <text:s text:c="15"/>| <text:s text:c="12"/>| <text:s text:c="12"/>| <text:s text:c="12"/>|-----------------------------------------------&gt;| <text:s text:c="22"/>|<text:line-break/> <text:s text:c="3"/>| <text:s text:c="15"/>| <text:s text:c="12"/>| <text:s text:c="12"/>| <text:s text:c="12"/>| <text:s text:c="12"/>| publish_anchor<text:line-break/> <text:s text:c="3"/>| <text:s text:c="15"/>| <text:s text:c="12"/>| <text:s text:c="12"/>| <text:s text:c="12"/>| <text:s text:c="12"/>|------------------------------------------------------&gt;|<text:line-break/> <text:s text:c="3"/>| <text:s text:c="15"/>| <text:s text:c="12"/>| <text:s text:c="12"/>| <text:s text:c="12"/>| <text:s text:c="12"/>| <text:s text:c="74"/>|store_receipt<text:line-break/> <text:s text:c="3"/>| <text:s text:c="15"/>| <text:s text:c="12"/>| <text:s text:c="12"/>| <text:s text:c="12"/>| <text:s text:c="12"/>| <text:s text:c="74"/>|←--------------</text:span></text:p>
      <text:p text:style-name="P5" loext:marker-style-name="T2"/>
      <text:p text:style-name="P6" loext:marker-style-name="T3"/>
      <text:p text:style-name="P2" loext:marker-style-name="T3"><text:span text:style-name="T3">FIG. 3 — Destruction Transition-State (data structure) </text:span></text:p>
      <text:p text:style-name="P6" loext:marker-style-name="T3"/>
      <text:p text:style-name="P6" loext:marker-style-name="T3"/>
      <text:p text:style-name="P6" loext:marker-style-name="T3">+----------------------------------------------------------------+<text:line-break/>| Transition-State Receipt (200) <text:s text:c="36"/>|<text:line-break/>+----------------------------------------------------------------+<text:line-break/>| Commitment (210): asset_id ∥ epoch ∥ type ∥ salt <text:s text:c="5"/>|<text:line-break/>+----------------------------------------------------------------+<text:line-break/>| Merkle Path (220): [hash_1, hash_2, ...] <text:s text:c="22"/>|<text:line-break/>+----------------------------------------------------------------+<text:line-break/>| Epoch Root (230): H(commitments) <text:s text:c="27"/>|<text:line-break/>+----------------------------------------------------------------+<text:line-break/>| Root Chain (240): H(prev_chain ∥ epoch_root) <text:s text:c="9"/>|<text:line-break/>+----------------------------------------------------------------+<text:line-break/>| State-Before Digest (260): H(asset_valid) <text:s text:c="19"/>|<text:line-break/>+-----------------------------------------------------------------+<text:line-break/>| State-After Digest (270): NULL_DIGEST (reserved) <text:s text:c="2"/>|<text:line-break/>+-----------------------------------------------------------------+<text:line-break/>| Optional Co-Signatures (250): [sig1, sig2, ...] <text:s text:c="14"/>|<text:line-break/>+-----------------------------------------------------------------+<text:line-break/></text:p>
      <text:p text:style-name="P3" loext:marker-style-name="T3"><text:span text:style-name="T3">FIG. 4 — Cumulative Root Chain &amp; Replay Resistance </text:span></text:p>
      <text:p text:style-name="P6" loext:marker-style-name="T3"/>
      <text:p text:style-name="P6" loext:marker-style-name="T3"/>
      <text:p text:style-name="P1" loext:marker-style-name="T3"><text:s text:c="4"/>Epoch i-1 <text:s text:c="16"/>Epoch i <text:s text:c="17"/>Epoch i+1<text:line-break/>+----------------+ <text:s text:c="3"/>+----------------+ <text:s text:c="3"/>+----------------+<text:line-break/>| Epoch Root <text:s text:c="4"/>| <text:s text:c="3"/>| Epoch Root <text:s text:c="4"/>| <text:s text:c="3"/>| Epoch Root <text:s text:c="4"/>|<text:line-break/>| (230, i-1) <text:s text:c="4"/>| <text:s text:c="3"/>| (230, i) <text:s text:c="6"/>| <text:s text:c="3"/>| (230, i+1) <text:s text:c="4"/>|<text:line-break/>+----------------+ <text:s text:c="3"/>+----------------+ <text:s text:c="3"/>+----------------+<text:line-break/> <text:s text:c="7"/>| <text:s text:c="33"/>| <text:s text:c="21"/>|<text:line-break/> <text:s text:c="7"/>v <text:s text:c="32"/>v <text:s text:c="20"/>v<text:line-break/> <text:s/>Chain Value <text:s text:c="9"/>Chain Value <text:s text:c="10"/>Chain Value<text:line-break/> <text:s/>(240, i-1) --------&gt; (240, i) -----------&gt; (240, i+1)<text:line-break/> <text:s text:c="6"/>| <text:s text:c="27"/>| <text:s text:c="31"/>|<text:line-break/> <text:s text:c="6"/>+------ Anchors (160) published externally ------+<text:line-break/> <text:s text:c="6"/><text:line-break/>Note: Replay of stale receipt fails if chain value does not extend<text:line-break/>the current cumulative root chain.<text:line-break/></text:p>
      <text:p text:style-name="P2" loext:marker-style-name="T4"><text:span text:style-name="T4">FIG. 5 — Parallel Accumulators &amp; Jurisdiction Anchors </text:span></text:p>
      <text:p text:style-name="P7" loext:marker-style-name="T4"/>
      <text:p text:style-name="P8" loext:marker-style-name="T4"><text:s text:c="16"/>+-------------------+ <text:s text:c="8"/>+----------------------+<text:line-break/> <text:s text:c="15"/>| Accumulator A <text:s text:c="4"/>| <text:s text:c="8"/>| Accumulator B <text:s text:c="4"/>|<text:line-break/> <text:s text:c="15"/>| (EU Jurisdiction) | <text:s text:c="8"/>| (US Jurisdiction) <text:s/>|<text:line-break/> <text:s text:c="15"/>+-------------------+ <text:s text:c="8"/>+-----------------------+<text:line-break/> <text:s text:c="24"/>| <text:s text:c="45"/>|<text:line-break/> <text:s text:c="24"/>v <text:s text:c="41"/>v<text:line-break/> <text:s text:c="17"/>Epoch Root (230A) <text:s text:c="13"/>Epoch Root (230B)<text:line-break/> <text:s text:c="24"/>| <text:s text:c="50"/>|<text:line-break/> <text:s text:c="24"/>v <text:s text:c="49"/>v<text:line-break/> <text:s text:c="14"/>Anchor (280 - EU) <text:s text:c="14"/>Anchor (285 - US)<text:line-break/><text:line-break/>Same asset event -&gt; parallel transition-states,<text:line-break/>scoped to jurisdiction-specific anchors.</text:p>
      <text:p text:style-name="P8" loext:marker-style-name="T4"/>
      <text:p text:style-name="P3" loext:marker-style-name="T3"><text:span text:style-name="T3">FIG. 6 — Safety-Critical Threshold Authorization 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><text:s text:c="3"/>Module 1 <text:s text:c="3"/>Module 2 <text:s text:c="3"/>Module 3 <text:s text:c="3"/>Module 4 <text:s text:c="3"/>Module 5<text:line-break/> <text:s text:c="4"/>| <text:s text:c="23"/>| <text:s text:c="17"/>| <text:s text:c="19"/>| <text:s text:c="16"/>|<text:line-break/> <text:s text:c="4"/>+----sig-------&gt;+----sig----&gt;+----sig----&gt;+----sig--&gt; |<text:line-break/> <text:s text:c="29"/>| <text:s text:c="11"/>| <text:s text:c="10"/>| <text:s text:c="10"/>|<text:line-break/> <text:s text:c="28"/>+------------+-----------+-----------+<text:line-break/> <text:s text:c="55"/>|<text:line-break/> <text:s text:c="54"/>v<text:line-break/> <text:s text:c="19"/>Threshold Authorization Module (180)<text:line-break/> <text:s text:c="54"/>|<text:line-break/> <text:s text:c="53"/>v<text:line-break/> <text:s text:c="16"/>State Transition Engine (110) finalizes<text:line-break/> <text:s text:c="16"/>Transition-State (200) with Co-Sigs (250)<text:line-break/><text:line-break/>Example: 3 of 5 signatures required before effecting destruction.</text:p>
      <text:p text:style-name="P6" loext:marker-style-name="T3"/>
      <text:p text:style-name="P3" loext:marker-style-name="T3"><text:span text:style-name="T3">FIG. 8 — Verifier Flow (Independent Validation) </text:span></text:p>
      <text:p text:style-name="P6" loext:marker-style-name="T3"/>
      <text:p text:style-name="P1" loext:marker-style-name="T3"><text:s text:c="3"/>Verifier (Auditor)<text:line-break/> <text:s text:c="7"/>|<text:line-break/> <text:s text:c="7"/>v<text:line-break/>+----------------------------------+<text:line-break/>| Receive Transition-State 200|<text:line-break/>+----------------------------------+<text:line-break/> <text:s text:c="7"/>|<text:line-break/> <text:s text:c="7"/>v<text:line-break/>+--------------------------------------+<text:line-break/>| Recompute Commitment (210) <text:s/>|<text:line-break/>+--------------------------------------+<text:line-break/> <text:s text:c="7"/>|<text:line-break/> <text:s text:c="7"/>v<text:line-break/>+--------------------------------+<text:line-break/>| Verify Merkle Path (220) <text:s text:c="3"/>|<text:line-break/>| against Epoch Root (230) <text:s text:c="3"/>|<text:line-break/>+--------------------------------+<text:line-break/> <text:s text:c="7"/>|<text:line-break/> <text:s text:c="7"/>v<text:line-break/>+--------------------------------+<text:line-break/>| Verify Root Chain (240) <text:s text:c="4"/>|<text:line-break/>+--------------------------------+<text:line-break/> <text:s text:c="7"/>|<text:line-break/> <text:s text:c="7"/>v<text:line-break/>+-----------------------------------+<text:line-break/>| Check Anchors via Interface <text:s text:c="2"/>|<text:line-break/>| (160, e.g., TransparencySvc) <text:s text:c="2"/>|<text:line-break/>+------------------------------------+<text:line-break/> <text:s text:c="7"/>|<text:line-break/> <text:s text:c="7"/>v<text:line-break/>+---------------------------------+<text:line-break/>| ACCEPT / REJECT <text:s text:c="12"/>|<text:line-break/>(No asset data required) <text:s text:c="8"/>|<text:line-break/>+----------------------------------+</text:p>
      <text:p text:style-name="P1" loext:marker-style-name="T3"/>
      <text:p text:style-name="P2" loext:marker-style-name="T3"><text:span text:style-name="T3">FIG. 8 — Verifier Flow (Independent Validation) </text:span></text:p>
      <text:p text:style-name="P6" loext:marker-style-name="T3"/>
      <text:p text:style-name="P6" loext:marker-style-name="T3"><text:s text:c="3"/>Verifier (Auditor)<text:line-break/> <text:s text:c="7"/>|<text:line-break/> <text:s text:c="7"/>v<text:line-break/>+----------------------------------+<text:line-break/>| Receive Transition-State 200|<text:line-break/>+----------------------------------+<text:line-break/> <text:s text:c="7"/>|<text:line-break/> <text:s text:c="7"/>v<text:line-break/>+--------------------------------------+<text:line-break/>| Recompute Commitment (210) <text:s/>|<text:line-break/><text:soft-page-break/>+--------------------------------------+<text:line-break/> <text:s text:c="7"/>|<text:line-break/> <text:s text:c="7"/>v<text:line-break/>+--------------------------------+<text:line-break/>| Verify Merkle Path (220) <text:s text:c="3"/>|<text:line-break/>| against Epoch Root (230) <text:s text:c="3"/>|<text:line-break/>+--------------------------------+<text:line-break/> <text:s text:c="7"/>|<text:line-break/> <text:s text:c="7"/>v<text:line-break/>+--------------------------------+<text:line-break/>| Verify Root Chain (240) <text:s text:c="4"/>|<text:line-break/>+--------------------------------+<text:line-break/> <text:s text:c="7"/>|<text:line-break/> <text:s text:c="7"/>v<text:line-break/>+-----------------------------------+<text:line-break/>| Check Anchors via Interface <text:s text:c="2"/>|<text:line-break/>| (160, e.g., TransparencySvc) <text:s text:c="2"/>|<text:line-break/>+------------------------------------+<text:line-break/> <text:s text:c="7"/>|<text:line-break/> <text:s text:c="7"/>v<text:line-break/>+---------------------------------+<text:line-break/>| ACCEPT / REJECT <text:s text:c="12"/>|<text:line-break/>(No asset data required) <text:s text:c="8"/>|<text:line-break/>+----------------------------------+</text:p>
      <text:p text:style-name="P6" loext:marker-style-name="T3"/>
      <text:p text:style-name="P6" loext:marker-style-name="T3"/>
      <text:p text:style-name="P3" loext:marker-style-name="T3"><text:span text:style-name="T3">FIG. 8 — Verifier Flow (Independent Validation) </text:span></text:p>
      <text:p text:style-name="P6" loext:marker-style-name="T3"/>
      <text:p text:style-name="P1" loext:marker-style-name="T3"><text:s text:c="3"/>Verifier (Auditor)<text:line-break/> <text:s text:c="7"/>|<text:line-break/> <text:s text:c="7"/>v<text:line-break/>+----------------------------------+<text:line-break/>| Receive Transition-State 200|<text:line-break/>+----------------------------------+<text:line-break/> <text:s text:c="7"/>|<text:line-break/> <text:s text:c="7"/>v<text:line-break/>+--------------------------------------+<text:line-break/>| Recompute Commitment (210) <text:s/>|<text:line-break/>+--------------------------------------+<text:line-break/> <text:s text:c="7"/>|<text:line-break/> <text:s text:c="7"/>v<text:line-break/>+--------------------------------+<text:line-break/>| Verify Merkle Path (220) <text:s text:c="3"/>|<text:line-break/>| against Epoch Root (230) <text:s text:c="3"/>|<text:line-break/>+--------------------------------+<text:line-break/> <text:s text:c="7"/>|<text:line-break/> <text:s text:c="7"/>v<text:line-break/>+--------------------------------+<text:line-break/>| Verify Root Chain (240) <text:s text:c="4"/>|<text:line-break/>+--------------------------------+<text:line-break/> <text:s text:c="7"/>|<text:line-break/> <text:s text:c="7"/>v<text:line-break/>+-----------------------------------+<text:line-break/>| Check Anchors via Interface <text:s text:c="2"/>|<text:line-break/>| (160, e.g., TransparencySvc) <text:s text:c="2"/>|<text:line-break/>+------------------------------------+<text:line-break/> <text:s text:c="7"/>|<text:line-break/> <text:s text:c="7"/>v<text:line-break/>+---------------------------------+<text:line-break/>| ACCEPT / REJECT <text:s text:c="12"/>|<text:line-break/>(No asset data required) <text:s text:c="8"/>|<text:line-break/>+----------------------------------+</text:p>
      <text:p text:style-name="P1" loext:marker-style-name="T3"/>
      <text:p text:style-name="P1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2:00:14.789504000</meta:creation-date>
    <dc:date>2025-10-20T12:02:32.515067700</dc:date>
    <meta:editing-duration>PT2M18S</meta:editing-duration>
    <meta:editing-cycles>1</meta:editing-cycles>
    <meta:generator>LibreOffice/25.8.1.1$Windows_X86_64 LibreOffice_project/54047653041915e595ad4e45cccea684809c77b5</meta:generator>
    <meta:document-statistic meta:table-count="0" meta:image-count="0" meta:object-count="0" meta:page-count="7" meta:paragraph-count="20" meta:word-count="806" meta:character-count="10552" meta:non-whitespace-character-count="5613"/>
  </office:meta>
</office:document-meta>
</file>